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8pt" officeooo:rsid="00089195" officeooo:paragraph-rsid="00089195" style:font-size-asian="15.75pt" style:font-size-complex="18pt"/>
    </style:style>
    <style:style style:name="P2" style:family="paragraph" style:parent-style-name="Standard">
      <style:text-properties style:font-name="Courier New" fo:font-size="18pt" fo:font-weight="bold" officeooo:rsid="00089195" officeooo:paragraph-rsid="00089195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Courier New" fo:font-size="12pt" fo:font-weight="normal" officeooo:rsid="00089195" officeooo:paragraph-rsid="00089195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dotte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6</text:p>
      <text:p text:style-name="P1"/>
      <text:p text:style-name="P2">Actividad 4.6.1</text:p>
      <text:p text:style-name="P2"/>
      <text:p text:style-name="P3">Escritores (<text:span text:style-name="T2">#id</text:span>, nombre)</text:p>
      <text:p text:style-name="P3"/>
      <text:p text:style-name="P3">EsSeguidor (<text:span text:style-name="T4">#id_escritor,#id_seguidor,</text:span><text:span text:style-name="T5"> fechas</text:span>)</text:p>
      <text:p text:style-name="P3"/>
      <text:p text:style-name="P3"><text:s text:c="3"/>id_escritor → escritores (MC, BR)</text:p>
      <text:p text:style-name="P3"><text:s text:c="3"/>id_seguidor → escritores (MC, BR)</text:p>
      <text:p text:style-name="P3"/>
      <text:p text:style-name="P3"/>
      <text:p text:style-name="P2">Actividad 4.6.2</text:p>
      <text:p text:style-name="P2"/>
      <text:p text:style-name="P3">Profesores (<text:span text:style-name="T2">#id</text:span>, nombre, <text:span text:style-name="T3">id_jefe, </text:span><text:span text:style-name="T5">fecha</text:span>)</text:p>
      <text:p text:style-name="P3"/>
      <text:p text:style-name="P3"><text:s text:c="4"/>id_jefe → profesores (MC, BR)</text:p>
      <text:p text:style-name="P3"/>
      <text:p text:style-name="P3"/>
      <text:p text:style-name="P2">Actividad 4.6.3</text:p>
      <text:p text:style-name="P2"/>
      <text:p text:style-name="P3">Empleados (<text:span text:style-name="T2">#id</text:span>, nombre)</text:p>
      <text:p text:style-name="P3"/>
      <text:p text:style-name="P3">EsPareja (<text:span text:style-name="T2">#id_empleado</text:span>, <text:span text:style-name="T3">id_pareja,</text:span><text:span text:style-name="T5"> fecha, días</text:span>)</text:p>
      <text:p text:style-name="P3"/>
      <text:p text:style-name="P3"><text:s text:c="3"/>id_empleado → empleados (MC, BR)</text:p>
      <text:p text:style-name="P3"><text:s text:c="3"/>id_pareja → empleados (MC, BR)</text:p>
      <text:p text:style-name="P3"/>
      <text:p text:style-name="P3"/>
      <text:p text:style-name="P2">Actividad 4.6.4</text:p>
      <text:p text:style-name="P2"/>
      <text:p text:style-name="P3">Empleados (<text:span text:style-name="T2">#id</text:span>, nombre, <text:span text:style-name="T3">id_jefe</text:span>, fecha, días)</text:p>
      <text:p text:style-name="P3"/>
      <text:p text:style-name="P3"><text:s text:c="4"/>id_jefe → empleados (MC, BN)</text:p>
      <text:p text:style-name="P3"><text:s text:c="3"/></text:p>
      <text:p text:style-name="P3"/>
      <text:p text:style-name="P3"/>
      <text:p text:style-name="P3"/>
      <text:p text:style-name="P3"><text:s text:c="3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0:56:14.009000000</meta:creation-date>
    <dc:date>2023-12-01T11:16:55.211000000</dc:date>
    <meta:editing-duration>PT20M41S</meta:editing-duration>
    <meta:editing-cycles>1</meta:editing-cycles>
    <meta:document-statistic meta:table-count="0" meta:image-count="0" meta:object-count="0" meta:page-count="1" meta:paragraph-count="19" meta:word-count="65" meta:character-count="509" meta:non-whitespace-character-count="435"/>
    <meta:generator>LibreOffice/7.5.6.2$Windows_X86_64 LibreOffice_project/f654817fb68d6d4600d7d2f6b647e47729f55f15</meta:generator>
  </office:meta>
</office:document-meta>
</file>